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_20_left">
      <style:text-properties style:font-name="Times New Roman" officeooo:rsid="00c8b65d" officeooo:paragraph-rsid="00c8b65d"/>
    </style:style>
    <style:style style:name="P2" style:family="paragraph" style:parent-style-name="Header">
      <style:text-properties officeooo:rsid="0003cc59" officeooo:paragraph-rsid="0003cc59"/>
    </style:style>
    <style:style style:name="P3" style:family="paragraph" style:parent-style-name="Text_20_body">
      <style:paragraph-properties fo:text-align="center" style:justify-single-word="false"/>
      <style:text-properties style:font-name="Times New Roman"/>
    </style:style>
    <style:style style:name="P4" style:family="paragraph" style:parent-style-name="Text_20_body">
      <style:paragraph-properties fo:line-height="100%" fo:text-align="start" style:justify-single-word="false"/>
      <style:text-properties style:font-name="Times New Roman" fo:font-size="14pt" officeooo:rsid="00b82706" officeooo:paragraph-rsid="000e2c34" style:font-size-asian="12.25pt" style:font-size-complex="14pt"/>
    </style:style>
    <style:style style:name="P5" style:family="paragraph" style:parent-style-name="Text_20_body">
      <style:paragraph-properties fo:text-align="justify" style:justify-single-word="false"/>
      <style:text-properties style:font-name="Times New Roman" fo:font-weight="normal" officeooo:rsid="00b82706" officeooo:paragraph-rsid="000e2c34" style:font-weight-asian="normal" style:font-weight-complex="normal"/>
    </style:style>
    <style:style style:name="P6" style:family="paragraph" style:parent-style-name="Text_20_body">
      <style:paragraph-properties fo:text-align="justify" style:justify-single-word="false"/>
      <style:text-properties style:font-name="Times New Roman" fo:font-weight="normal" officeooo:rsid="00b897e7" officeooo:paragraph-rsid="000e2c34" style:font-weight-asian="normal" style:font-weight-complex="normal"/>
    </style:style>
    <style:style style:name="P7" style:family="paragraph" style:parent-style-name="Text_20_body">
      <style:paragraph-properties fo:text-align="justify" style:justify-single-word="false"/>
      <style:text-properties style:font-name="Times New Roman" fo:font-weight="normal" officeooo:rsid="00185cba" officeooo:paragraph-rsid="00185cba" style:font-weight-asian="normal" style:font-weight-complex="normal"/>
    </style:style>
    <style:style style:name="P8" style:family="paragraph" style:parent-style-name="Text_20_body">
      <style:paragraph-properties fo:text-align="justify" style:justify-single-word="false"/>
      <style:text-properties style:font-name="Times New Roman" officeooo:rsid="0012732d" officeooo:paragraph-rsid="0012732d"/>
    </style:style>
    <style:style style:name="P9" style:family="paragraph" style:parent-style-name="Horizontal_20_Line">
      <style:text-properties style:font-name="Times New Roman" officeooo:paragraph-rsid="000e2c34"/>
    </style:style>
    <style:style style:name="P10" style:family="paragraph" style:parent-style-name="Footer">
      <style:text-properties officeooo:paragraph-rsid="001b9fa6"/>
    </style:style>
    <style:style style:name="P11" style:family="paragraph" style:parent-style-name="Heading_20_1">
      <style:paragraph-properties fo:text-align="center" style:justify-single-word="false"/>
      <style:text-properties style:font-name="Times New Roman" fo:font-size="16pt" officeooo:rsid="000d881f" officeooo:paragraph-rsid="000d881f" style:font-size-asian="16pt" style:font-size-complex="16pt"/>
    </style:style>
    <style:style style:name="P12" style:family="paragraph" style:parent-style-name="Heading_20_1" style:master-page-name="Report_20_Style">
      <style:paragraph-properties fo:text-align="center" style:justify-single-word="false" style:page-number="63" fo:break-before="auto" fo:break-after="auto"/>
      <style:text-properties style:font-name="Times New Roman" fo:font-size="16pt" officeooo:rsid="000d881f" officeooo:paragraph-rsid="000d881f" style:font-size-asian="16pt" style:font-size-complex="16pt"/>
    </style:style>
    <style:style style:name="T1" style:family="text">
      <style:text-properties officeooo:rsid="000eda97"/>
    </style:style>
    <style:style style:name="T2" style:family="text">
      <style:text-properties officeooo:rsid="00034fc7"/>
    </style:style>
    <style:style style:name="T3" style:family="text">
      <style:text-properties fo:font-weight="normal" style:font-weight-asian="normal" style:font-weight-complex="normal"/>
    </style:style>
    <style:style style:name="T4" style:family="text">
      <style:text-properties fo:font-weight="normal" officeooo:rsid="00185cba" style:font-weight-asian="normal" style:font-weight-complex="normal"/>
    </style:style>
    <style:style style:name="T5" style:family="text">
      <style:text-properties officeooo:rsid="00185cba"/>
    </style:style>
    <style:style style:name="T6" style:family="text">
      <style:text-properties fo:font-weight="bold" style:font-weight-asian="bold" style:font-weight-complex="bold"/>
    </style:style>
    <style:style style:name="T7" style:family="text">
      <style:text-properties fo:font-weight="bold" officeooo:rsid="00b65ea2" style:font-weight-asian="bold" style:font-weight-complex="bold"/>
    </style:style>
    <style:style style:name="T8" style:family="text">
      <style:text-properties officeooo:rsid="00b897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P11" text:outline-level="1">CONCLUSION</text:h>
      <text:p text:style-name="P3"/>
      <text:p text:style-name="P3"/>
      <text:p text:style-name="P4"><text:span text:style-name="T7">C</text:span><text:span text:style-name="T6">ONCLUSION</text:span></text:p>
      <text:p text:style-name="P9"/>
      <text:p text:style-name="P5">We have asked set of questions to user about their time management and goal setting strategies. We have studie<text:span text:style-name="T5">d</text:span> the articles and books related to productivity.</text:p>
      <text:p text:style-name="P5">We studies the alternatives for system being developed and identified the new requirements for new system. Requirements have been gathered from alternatives, users, on-line articles, books on productivity.</text:p>
      <text:p text:style-name="P5">We identified the major important requirements to be developed as <text:span text:style-name="T5">the functions</text:span> in the system. We have also identified the non-functional requirements <text:span text:style-name="T8">concerning</text:span> the privacy and security.</text:p>
      <text:p text:style-name="P6">The system has been analyzed and various diagrams of system design have been prepared. We have designed the data dictionary and <text:span text:style-name="T5">user interface design</text:span> for the system</text:p>
      <text:p text:style-name="P8"><text:span text:style-name="T3">The core </text:span><text:span text:style-name="T4">functionality</text:span><text:span text:style-name="T3"> of Routines, Activities, and Goals modules has been completed. </text:span><text:span text:style-name="T4">Auto recommendations feature has been implemented for routines,activities and goals module. Notifications on activity start has been completed.</text:span></text:p>
      <text:p text:style-name="P7">We have made something that is not just another application but has the potential to completely transform the life of user by having the control of time and making the best possible use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1b9fa6"/>
    </style:style>
    <style:style style:name="MP3" style:family="paragraph" style:parent-style-name="Header">
      <style:text-properties officeooo:rsid="0003cc59" officeooo:paragraph-rsid="0003cc59"/>
    </style:style>
    <style:style style:name="MT1" style:family="text">
      <style:text-properties officeooo:rsid="000eda97"/>
    </style:style>
    <style:style style:name="MT2"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BC-1<text:tab/><text:tab/><text:span text:style-name="MT1">CONCLUSION</text:span></text:p>
      </style:header>
      <style:footer>
        <text:p text:style-name="MP2"><text:span text:style-name="MT2">GMFE - CE<text:tab/><text:tab/></text:span><text:page-number text:select-page="current">63</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5:24:16.336591876</dc:date>
    <meta:editing-duration>PT19M22S</meta:editing-duration>
    <meta:editing-cycles>22</meta:editing-cycles>
    <meta:generator>LibreOffice/4.2.8.2$Linux_X86_64 LibreOffice_project/420m0$Build-2</meta:generator>
    <dc:creator>Akshar Patel</dc:creator>
    <meta:document-statistic meta:table-count="0" meta:image-count="0" meta:object-count="0" meta:page-count="1" meta:paragraph-count="11" meta:word-count="183" meta:character-count="1200" meta:non-whitespace-character-count="1025"/>
  </office:meta>
</office:document-meta>
</file>